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cb36e" officeooo:paragraph-rsid="000cb36e"/>
    </style:style>
    <style:style style:name="P3" style:family="paragraph" style:parent-style-name="Standard">
      <loext:graphic-properties draw:fill="solid" draw:fill-color="#282a36" draw:opacity="100%"/>
      <style:paragraph-properties ch2_options="{'Style': 'dracula', 'Language': 'XML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style:font-name="Liberation Sans" fo:language="zxx" fo:country="none" fo:font-style="normal" style:text-underline-style="none" fo:font-weight="normal" officeooo:rsid="000cb36e" officeooo:paragraph-rsid="000cb36e" fo:background-color="transparent"/>
    </style:style>
    <style:style style:name="P4" style:family="paragraph" style:parent-style-name="Standard">
      <loext:graphic-properties draw:fill="solid" draw:fill-color="#282a36" draw:opacity="100%"/>
      <style:paragraph-properties ch2_options="{'Style': 'dracula', 'Language': 'JSON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style:use-window-font-color="true" loext:opacity="0%" style:font-name="Liberation Sans" fo:language="zxx" fo:country="none" fo:font-style="normal" style:text-underline-style="none" fo:font-weight="normal" officeooo:rsid="000cb36e" officeooo:paragraph-rsid="000cb36e" fo:background-color="transparent"/>
    </style:style>
    <style:style style:name="P5" style:family="paragraph" style:parent-style-name="Standard">
      <loext:graphic-properties draw:fill="solid" draw:fill-color="#282a36" draw:opacity="100%"/>
      <style:paragraph-properties ch2_options="{'Style': 'dracula', 'Language': 'XML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f79c6" loext:opacity="100%" style:font-name="Liberation Sans" fo:language="zxx" fo:country="none" fo:font-style="normal" style:text-underline-style="none" fo:font-weight="normal" officeooo:rsid="000cb36e" officeooo:paragraph-rsid="000cb36e" fo:background-color="transparent"/>
    </style:style>
    <style:style style:name="P6" style:family="paragraph" style:parent-style-name="Standard">
      <loext:graphic-properties draw:fill="solid" draw:fill-color="#282a36" draw:opacity="100%"/>
      <style:paragraph-properties ch2_options="{'Style': 'dracula', 'Language': 'JSON', 'UseCharStyles': 0, 'LineNumberRatio': 100, 'LineNumberStart': 1, 'MasterCharStyle': '', 'ShowLineNumbers': 0, 'ColourizeBackground': 1, 'LineNumberSeparator': '  ', 'LineNumberPaddingSymbol': '', 'StoreOptionsWithSnippet': 1}" fo:background-color="#282a36"/>
      <style:text-properties fo:color="#f8f8f2" loext:opacity="100%" style:font-name="Liberation Sans" fo:language="zxx" fo:country="none" fo:font-style="normal" style:text-underline-style="none" fo:font-weight="normal" officeooo:rsid="000cb36e" officeooo:paragraph-rsid="000cb36e" fo:background-color="transparen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11" style:family="paragraph" style:parent-style-name="Text_20_body">
      <style:paragraph-properties fo:text-align="justify" style:justify-single-word="false"/>
      <style:text-properties officeooo:paragraph-rsid="000cb36e"/>
    </style:style>
    <style:style style:name="P12" style:family="paragraph" style:parent-style-name="Text_20_body" style:list-style-name="L2">
      <style:text-properties officeooo:rsid="000cb36e" officeooo:paragraph-rsid="000cb36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cb36e"/>
    </style:style>
    <style:style style:name="T3" style:family="text">
      <style:text-properties style:font-name="Liberation Sans" fo:font-weight="normal" style:font-weight-asian="normal" style:font-weight-complex="normal"/>
    </style:style>
    <style:style style:name="T4" style:family="text">
      <style:text-properties style:font-name="Liberation Sans" fo:font-weight="normal" officeooo:rsid="000cb36e" style:font-weight-asian="normal" style:font-weight-complex="normal"/>
    </style:style>
    <style:style style:name="T5" style:family="text">
      <style:text-properties style:font-name="Liberation Sans" fo:font-size="14pt" style:font-size-asian="14pt" style:font-size-complex="14pt"/>
    </style:style>
    <style:style style:name="T6" style:family="text">
      <style:text-properties style:font-name="Liberation Sans" fo:font-size="14pt" officeooo:rsid="000cb36e" style:font-size-asian="14pt" style:font-size-complex="14pt"/>
    </style:style>
    <style:style style:name="T7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Liberation Sans" fo:font-size="14pt" fo:font-weight="bold" officeooo:rsid="000cb36e" style:font-size-asian="14pt" style:font-weight-asian="bold" style:font-size-complex="14pt" style:font-weight-complex="bold"/>
    </style:style>
    <style:style style:name="T9" style:family="text">
      <style:text-properties fo:color="#ff79c6" loext:opacity="100%"/>
    </style:style>
    <style:style style:name="T10" style:family="text">
      <style:text-properties fo:color="#f8f8f2" loext:opacity="100%"/>
    </style:style>
    <style:style style:name="T11" style:family="text">
      <style:text-properties fo:color="#50fa7b" loext:opacity="100%"/>
    </style:style>
    <style:style style:name="T12" style:family="text">
      <style:text-properties fo:color="#bd93f9" loext:opacity="100%"/>
    </style:style>
    <style:style style:name="T13" style:family="text">
      <style:text-properties fo:color="#ffb86c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7"><text:tab/></text:span><text:span text:style-name="T8">EJERCICIO TEMA 7</text:span><text:span text:style-name="T1"><text:tab/></text:span></text:p>
      <text:p text:style-name="P11"><text:span text:style-name="T2"/></text:p>
      <text:p text:style-name="P11"><text:span text:style-name="T2"><text:tab/>Una empresa de informática</text:span><text:span text:style-name="T1"> necesita una página web que muestre un listado de productos (almacenados en un archivo JSON) junto con la categoría a la que pertenecen (almacenada en un archivo XML). La aplicación web deberá </text:span><text:span text:style-name="Strong_20_Emphasis"><text:span text:style-name="T3">combinar</text:span></text:span><text:span text:style-name="T1"> la información proveniente de ambos archivos y presentarla en una tabla dentro de una página HTML.</text:span></text:p>
      <text:p text:style-name="Text_20_body"><text:span text:style-name="Strong_20_Emphasis"><text:span text:style-name="T1">Archivos de datos</text:span></text:span></text:p>
      <text:list xml:id="list2849833642" text:style-name="L1">
        <text:list-item>
          <text:p text:style-name="P8"><text:span text:style-name="Strong_20_Emphasis"><text:span text:style-name="Source_20_Text"><text:span text:style-name="T1">productos.json</text:span></text:span></text:span><text:span text:style-name="T1"> (almacena los productos con un campo para el ID de categoría).</text:span></text:p>
        </text:list-item>
        <text:list-item>
          <text:p text:style-name="P7"><text:span text:style-name="Strong_20_Emphasis"><text:span text:style-name="Source_20_Text"><text:span text:style-name="T1">categorias.xml</text:span></text:span></text:span><text:span text:style-name="T1"> (contiene la lista de categorías, con su </text:span><text:span text:style-name="Source_20_Text"><text:span text:style-name="T1">id</text:span></text:span><text:span text:style-name="T1"> y un </text:span><text:span text:style-name="Source_20_Text"><text:span text:style-name="T1">&lt;nombre&gt;</text:span></text:span><text:span text:style-name="T1">).</text:span></text:p>
        </text:list-item>
      </text:list>
      <text:p text:style-name="Text_20_body"><text:span text:style-name="Strong_20_Emphasis"><text:span text:style-name="T1">Requisitos</text:span></text:span></text:p>
      <text:list xml:id="list3394967006" text:style-name="L2">
        <text:list-item>
          <text:p text:style-name="P9"><text:span text:style-name="T1">Crear un archivo </text:span><text:span text:style-name="Strong_20_Emphasis"><text:span text:style-name="T1">HTML</text:span></text:span><text:span text:style-name="T1"> (</text:span><text:span text:style-name="Source_20_Text"><text:span text:style-name="T1">index.html</text:span></text:span><text:span text:style-name="T1">) que contenga, al menos, un elemento contenedor donde se incluirá dinámicamente la tabla final.</text:span></text:p>
        </text:list-item>
        <text:list-item>
          <text:p text:style-name="P9"><text:span text:style-name="T1">Crear un archivo </text:span><text:span text:style-name="Strong_20_Emphasis"><text:span text:style-name="T1">JavaScript</text:span></text:span><text:span text:style-name="T1"> (</text:span><text:span text:style-name="Source_20_Text"><text:span text:style-name="T1">main.js</text:span></text:span><text:span text:style-name="T1">) que </text:span><text:span text:style-name="T2">o</text:span><text:span text:style-name="T1">btenga los datos </text:span><text:span text:style-name="Strong_20_Emphasis"><text:span text:style-name="T1">JSON </text:span></text:span><text:span text:style-name="Strong_20_Emphasis"><text:span text:style-name="T4">y</text:span></text:span><text:span text:style-name="T1"> </text:span><text:span text:style-name="Strong_20_Emphasis"><text:span text:style-name="T1">XML</text:span></text:span><text:span text:style-name="T1"> </text:span><text:span text:style-name="T2">y que combine la información:</text:span></text:p>
          <text:list>
            <text:list-header>
              <text:p text:style-name="P10"/>
            </text:list-header>
            <text:list-item>
              <text:p text:style-name="P10">Por cada producto, buscar la categoría correspondiente en el XML.</text:p>
            </text:list-item>
            <text:list-item>
              <text:p text:style-name="P9"><text:span text:style-name="T1">Crear de forma </text:span><text:span text:style-name="Strong_20_Emphasis"><text:span text:style-name="T1">dinámica</text:span></text:span><text:span text:style-name="T1"> una tabla (o la estructura HTML que se considere, aunque se recomienda tabla) mostrando el </text:span><text:span text:style-name="Strong_20_Emphasis"><text:span text:style-name="T1">nombre del producto</text:span></text:span><text:span text:style-name="T1"> y el </text:span><text:span text:style-name="Strong_20_Emphasis"><text:span text:style-name="T1">nombre de la categoría</text:span></text:span><text:span text:style-name="T1">.</text:span></text:p>
            </text:list-item>
            <text:list-item>
              <text:p text:style-name="P12"><text:span text:style-name="T1">Generar la tabla dinámicamente.</text:span></text:p>
            </text:list-item>
            <text:list-item>
              <text:p text:style-name="P12"><text:span text:style-name="T1">Cada elemento de cabecera permitirá ordenar la tabla por dicho elemento.</text:span></text:p>
            </text:list-item>
          </text:list>
        </text:list-item>
      </text:list>
      <text:p text:style-name="P1"/>
      <text:p text:style-name="P1"/>
      <text:p text:style-name="P2">Ejemplo archivo JSON</text:p>
      <text:p text:style-name="P2"/>
      <text:p text:style-name="P4"><text:span text:style-name="T10">[ </text:span></text:p>
      <text:p text:style-name="P4"><text:span text:style-name="T10"><text:tab/>{ </text:span><text:span text:style-name="T9">"id"</text:span><text:span text:style-name="T10">: </text:span><text:span text:style-name="T13">1</text:span><text:span text:style-name="T10">, </text:span><text:span text:style-name="T9">"nombre"</text:span><text:span text:style-name="T10">: </text:span><text:span text:style-name="T12">"Teclado Inalámbrico"</text:span><text:span text:style-name="T10">, </text:span><text:span text:style-name="T9">"categoriaId"</text:span><text:span text:style-name="T10">: </text:span><text:span text:style-name="T13">101</text:span><text:span text:style-name="T10"> }, </text:span></text:p>
      <text:p text:style-name="P4"><text:span text:style-name="T10"><text:tab/>{ </text:span><text:span text:style-name="T9">"id"</text:span><text:span text:style-name="T10">: </text:span><text:span text:style-name="T13">2</text:span><text:span text:style-name="T10">, </text:span><text:span text:style-name="T9">"nombre"</text:span><text:span text:style-name="T10">: </text:span><text:span text:style-name="T12">"Ratón Óptico"</text:span><text:span text:style-name="T10">, </text:span><text:span text:style-name="T9">"categoriaId"</text:span><text:span text:style-name="T10">: </text:span><text:span text:style-name="T13">101</text:span><text:span text:style-name="T10"> }, </text:span></text:p>
      <text:p text:style-name="P4"><text:span text:style-name="T10"><text:tab/>{ </text:span><text:span text:style-name="T9">"id"</text:span><text:span text:style-name="T10">: </text:span><text:span text:style-name="T13">3</text:span><text:span text:style-name="T10">, </text:span><text:span text:style-name="T9">"nombre"</text:span><text:span text:style-name="T10">: </text:span><text:span text:style-name="T12">"Monitor LED Full HD"</text:span><text:span text:style-name="T10">, </text:span><text:span text:style-name="T9">"categoriaId"</text:span><text:span text:style-name="T10">: </text:span><text:span text:style-name="T13">102</text:span><text:span text:style-name="T10"> } </text:span></text:p>
      <text:p text:style-name="P6">]</text:p>
      <text:p text:style-name="P2"/>
      <text:p text:style-name="P2">Ejemplo archivo XML</text:p>
      <text:p text:style-name="P2"/>
      <text:p text:style-name="P3"><text:span text:style-name="T9">&lt;categorias&gt;</text:span><text:span text:style-name="T10"> </text:span></text:p>
      <text:p text:style-name="P3"><text:span text:style-name="T10"><text:tab/></text:span><text:span text:style-name="T9">&lt;categoria</text:span><text:span text:style-name="T10"> </text:span><text:span text:style-name="T11">id=</text:span><text:span text:style-name="T12">"101"</text:span><text:span text:style-name="T9">&gt;</text:span><text:span text:style-name="T10"> </text:span></text:p>
      <text:p text:style-name="P3"><text:span text:style-name="T10"><text:tab/><text:tab/></text:span><text:span text:style-name="T9">&lt;nombre&gt;</text:span><text:span text:style-name="T10">Periféricos</text:span><text:span text:style-name="T9">&lt;/nombre&gt;</text:span><text:span text:style-name="T10"> </text:span></text:p>
      <text:p text:style-name="P3"><text:span text:style-name="T10"><text:tab/></text:span><text:span text:style-name="T9">&lt;/categoria&gt;</text:span><text:span text:style-name="T10"> </text:span></text:p>
      <text:p text:style-name="P3"><text:span text:style-name="T10"><text:tab/></text:span><text:span text:style-name="T9">&lt;categoria</text:span><text:span text:style-name="T10"> </text:span><text:span text:style-name="T11">id=</text:span><text:span text:style-name="T12">"102"</text:span><text:span text:style-name="T9">&gt;</text:span></text:p>
      <text:p text:style-name="P3"><text:span text:style-name="T9"><text:tab/><text:tab/></text:span><text:span text:style-name="T10"> </text:span><text:span text:style-name="T9">&lt;nombre&gt;</text:span><text:span text:style-name="T10">Monitores</text:span><text:span text:style-name="T9">&lt;/nombre&gt;</text:span><text:span text:style-name="T10"> </text:span></text:p>
      <text:p text:style-name="P3"><text:span text:style-name="T10"><text:tab/></text:span><text:span text:style-name="T9">&lt;/categoria&gt;</text:span><text:span text:style-name="T10"> </text:span></text:p>
      <text:p text:style-name="P3"><text:span text:style-name="T10"><text:tab/></text:span><text:span text:style-name="T9">&lt;categoria</text:span><text:span text:style-name="T10"> </text:span><text:span text:style-name="T11">id=</text:span><text:span text:style-name="T12">"103"</text:span><text:span text:style-name="T9">&gt;</text:span><text:span text:style-name="T10"> </text:span></text:p>
      <text:p text:style-name="P3"><text:span text:style-name="T10"><text:tab/><text:tab/></text:span><text:span text:style-name="T9">&lt;nombre&gt;</text:span><text:span text:style-name="T10">Accesorios</text:span><text:span text:style-name="T9">&lt;/nombre&gt;</text:span><text:span text:style-name="T10"> </text:span></text:p>
      <text:p text:style-name="P3"><text:span text:style-name="T10"><text:tab/></text:span><text:span text:style-name="T9">&lt;/categoria&gt;</text:span><text:span text:style-name="T10"> </text:span></text:p>
      <text:p text:style-name="P5">&lt;/categorias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49:18.914183499</meta:creation-date>
    <dc:date>2025-01-27T12:02:44.145468779</dc:date>
    <meta:editing-duration>PT3M15S</meta:editing-duration>
    <meta:editing-cycles>1</meta:editing-cycles>
    <meta:document-statistic meta:table-count="0" meta:image-count="0" meta:object-count="0" meta:page-count="1" meta:paragraph-count="31" meta:word-count="233" meta:character-count="1556" meta:non-whitespace-character-count="1330"/>
    <meta:generator>LibreOffice/7.3.7.2$Linux_X86_64 LibreOffice_project/30$Build-2</meta:generator>
  </office:meta>
</office:document-meta>
</file>